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0ee" officeooo:paragraph-rsid="001e40ee"/>
    </style:style>
    <style:style style:name="P2" style:family="paragraph" style:parent-style-name="Text_20_body">
      <style:text-properties officeooo:rsid="001e40ee" officeooo:paragraph-rsid="001e40ee"/>
    </style:style>
    <style:style style:name="T1" style:family="text">
      <style:text-properties officeooo:rsid="001e40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ATHER APP --- <text:s/>DJANGO PROJECT</text:p>
      <text:p text:style-name="P1"/>
      <text:p text:style-name="Text_20_body">This is a simple weather app project that is made using django and collects the weather data from open weather (<text:a xlink:type="simple" xlink:href="https://openweathermap.org/" text:style-name="Internet_20_link" text:visited-style-name="Visited_20_Internet_20_Link">https://openweathermap.org/</text:a><text:span text:style-name="T1">) and changes the background image of the application to the city you have searched using </text:span><text:a xlink:type="simple" xlink:href="https://developers.google.com/custom-search/v1/introduction" text:style-name="Internet_20_link" text:visited-style-name="Visited_20_Internet_20_Link"><text:span text:style-name="T1">https://developers.google.com/custom-search/v1/introduction</text:span></text:a><text:span text:style-name="T1"> to get the api key and </text:span><text:a xlink:type="simple" xlink:href="https://programmablesearchengine.google.com/controlpanel/all" text:style-name="Internet_20_link" text:visited-style-name="Visited_20_Internet_20_Link"><text:span text:style-name="T1">https://programmablesearchengine.google.com/controlpanel/all</text:span></text:a><text:span text:style-name="T1"> to create it .</text:span></text:p>
      <text:p text:style-name="P2">To start the program write python3 manage.py runserver ie ~/Desktop/weather/weatherproject$ python3 manage.py runserver. Make sure the directory is correct.</text:p>
      <text:p text:style-name="P2"><text:s/>For added info the original github repo is <text:a xlink:type="simple" xlink:href="https://github.com/Dhruv58/Weather-App" text:style-name="Internet_20_link" text:visited-style-name="Visited_20_Internet_20_Link">https://github.com/Dhruv58/Weather-App</text:a></text:p>
      <text:p text:style-name="P2"/>
      <text:p text:style-name="P2">All the best in your journe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8:09:21.585785398</meta:creation-date>
    <dc:date>2023-10-14T18:20:42.641863712</dc:date>
    <meta:editing-duration>PT51S</meta:editing-duration>
    <meta:editing-cycles>1</meta:editing-cycles>
    <meta:document-statistic meta:table-count="0" meta:image-count="0" meta:object-count="0" meta:page-count="1" meta:paragraph-count="5" meta:word-count="87" meta:character-count="684" meta:non-whitespace-character-count="600"/>
    <meta:generator>LibreOffice/7.3.7.2$Linux_X86_64 LibreOffice_project/30$Build-2</meta:generator>
  </office:meta>
</office:document-meta>
</file>